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4a78"/>
    </style:style>
    <style:style style:name="P2" style:family="paragraph" style:parent-style-name="Standard">
      <style:text-properties officeooo:paragraph-rsid="00044a78"/>
    </style:style>
    <style:style style:name="P3" style:family="paragraph" style:parent-style-name="Standard">
      <style:text-properties officeooo:paragraph-rsid="0006ae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ush sql-drop</text:p>
      <text:p text:style-name="P1"/>
      <text:p text:style-name="P1">drush sql-cli &lt; dumpzefddcdfre.sql</text:p>
      <text:p text:style-name="P1"/>
      <text:p text:style-name="P1">drush sql-dump &gt; dumpzefddcdfre.sql</text:p>
      <text:p text:style-name="P1"/>
      <text:p text:style-name="P3">drush sql-drop</text:p>
      <text:p text:style-name="P3"/>
      <text:p text:style-name="P3">drush sql-cli &lt; web/praeco-2020-11-18_develop.sql</text:p>
      <text:p text:style-name="P3"/>
      <text:p text:style-name="P3">drush updb</text:p>
      <text:p text:style-name="P3"/>
      <text:p text:style-name="P3">drush cim sync -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09:46:45.572926925</meta:creation-date>
    <meta:generator>LibreOffice/6.1.5.2$Linux_X86_64 LibreOffice_project/10$Build-2</meta:generator>
    <dc:date>2020-12-23T13:36:34.812916388</dc:date>
    <meta:editing-duration>PT3H32M55S</meta:editing-duration>
    <meta:editing-cycles>4</meta:editing-cycles>
    <meta:document-statistic meta:table-count="0" meta:image-count="0" meta:object-count="0" meta:page-count="1" meta:paragraph-count="7" meta:word-count="22" meta:character-count="173" meta:non-whitespace-character-count="158"/>
  </office:meta>
</office:document-meta>
</file>